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toa_20_heading">
      <style:paragraph-properties fo:text-align="center" style:justify-single-word="false"/>
      <style:text-properties fo:color="#000000" loext:opacity="100%" style:font-name="Times New Roman" fo:font-size="18pt" style:font-size-asian="18pt" style:font-size-complex="18pt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libri" officeooo:paragraph-rsid="002a34a8" style:font-name-asian="Times New Roman1" style:language-asian="ru" style:country-asian="RU" style:font-name-complex="Times New Roman1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7" style:family="paragraph" style:parent-style-name="Standard">
      <loext:graphic-properties draw:fill="none"/>
      <style:paragraph-properties fo:margin-left="10.599cm" fo:margin-right="-0.4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10" style:family="paragraph" style:parent-style-name="Contents_20_1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" style:family="paragraph" style:parent-style-name="Preformatted_20_Text">
      <style:text-properties style:font-name="Times New Roman" fo:font-size="14pt" fo:language="en" fo:country="US" fo:font-weight="bold" officeooo:paragraph-rsid="001a298c" style:font-name-asian="Times New Roman1" style:font-size-asian="14pt" style:font-weight-asian="bold" style:font-name-complex="Times New Roman1" style:font-size-complex="14pt"/>
    </style:style>
    <style:style style:name="P12" style:family="paragraph" style:parent-style-name="Preformatted_20_Text">
      <style:text-properties style:font-name="Times New Roman" fo:font-size="14pt" fo:language="en" fo:country="US" fo:font-weight="bold" officeooo:paragraph-rsid="002a34a8" style:font-name-asian="Times New Roman1" style:font-size-asian="14pt" style:font-weight-asian="bold" style:font-name-complex="Times New Roman1" style:font-size-complex="14pt"/>
    </style:style>
    <style:style style:name="P13" style:family="paragraph" style:parent-style-name="Preformatted_20_Text">
      <style:text-properties style:font-name="Times New Roman" fo:font-size="14pt" fo:language="en" fo:country="US" fo:font-weight="bold" officeooo:rsid="002a34a8" officeooo:paragraph-rsid="002a34a8" style:font-name-asian="Times New Roman1" style:font-size-asian="14pt" style:font-weight-asian="bold" style:font-name-complex="Times New Roman1" style:font-size-complex="14pt"/>
    </style:style>
    <style:style style:name="P14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16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17" style:family="paragraph" style:parent-style-name="Standard" style:master-page-name="">
      <loext:graphic-properties draw:fill="none"/>
      <style:paragraph-properties fo:margin-left="10.599cm" fo:margin-right="-0.4cm" fo:margin-top="0cm" fo:margin-bottom="0.282cm" style:contextual-spacing="false" fo:line-height="105%" fo:text-align="start" style:justify-single-word="false" fo:orphans="2" fo:widows="2" fo:text-indent="0cm" style:auto-text-indent="false" style:page-number="auto" fo:background-color="transparent" style:writing-mode="lr-tb"/>
    </style:style>
    <style:style style:name="P18" style:family="paragraph" style:parent-style-name="Standard">
      <loext:graphic-properties draw:fill="none"/>
      <style:paragraph-properties fo:margin-left="10.599cm" fo:margin-right="-0.4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</style:style>
    <style:style style:name="P19" style:family="paragraph" style:parent-style-name="Preformatted_20_Text">
      <style:text-properties officeooo:paragraph-rsid="002a34a8"/>
    </style:style>
    <style:style style:name="P20" style:family="paragraph" style:parent-style-name="Preformatted_20_Text">
      <style:text-properties fo:font-weight="normal" officeooo:paragraph-rsid="002a34a8" style:font-weight-asian="normal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officeooo:paragraph-rsid="002a34a8"/>
    </style:style>
    <style:style style:name="P22" style:family="paragraph" style:parent-style-name="Standard">
      <style:text-properties officeooo:paragraph-rsid="002a34a8" style:language-asian="ru" style:country-asian="RU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fo:font-style="italic" style:text-underline-style="solid" style:text-underline-width="auto" style:text-underline-color="font-color" officeooo:paragraph-rsid="002a34a8" style:font-style-asian="italic" style:font-style-complex="italic"/>
    </style:style>
    <style:style style:name="P24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officeooo:paragraph-rsid="00220ec1"/>
    </style:style>
    <style:style style:name="P25" style:family="paragraph" style:parent-style-name="Standard">
      <style:text-properties fo:font-weight="bold" style:font-weight-asian="bold" style:font-weight-complex="bold"/>
    </style:style>
    <style:style style:name="P26" style:family="paragraph" style:parent-style-name="Text_20_body">
      <style:paragraph-properties fo:text-align="justify" style:justify-single-word="false"/>
      <style:text-properties officeooo:paragraph-rsid="001cf517"/>
    </style:style>
    <style:style style:name="P27" style:family="paragraph" style:parent-style-name="Preformatted_20_Text">
      <style:text-properties style:font-name="Times New Roman" fo:font-size="14pt" fo:language="en" fo:country="US" fo:font-weight="normal" officeooo:paragraph-rsid="002a34a8" style:font-name-asian="Times New Roman1" style:font-size-asian="14pt" style:font-weight-asian="normal" style:font-name-complex="Times New Roman1" style:font-size-complex="14pt" style:font-weight-complex="normal"/>
    </style:style>
    <style:style style:name="P28" style:family="paragraph" style:parent-style-name="Footer">
      <style:paragraph-properties fo:text-align="end" style:justify-single-word="false"/>
    </style:style>
    <style:style style:name="P29" style:family="paragraph" style:parent-style-name="Heading_20_1">
      <style:paragraph-properties fo:text-align="center" style:justify-single-word="false" fo:break-before="pag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0" style:family="paragraph" style:parent-style-name="Heading_20_1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1" style:family="paragraph" style:parent-style-name="Heading_20_1">
      <style:paragraph-properties fo:text-align="center" style:justify-single-word="false"/>
      <style:text-properties style:font-name="Times New Roman" fo:font-size="18pt" fo:font-weight="bold" officeooo:paragraph-rsid="001e0818" style:font-size-asian="18pt" style:font-weight-asian="bold" style:font-size-complex="18pt" style:font-weight-complex="bold"/>
    </style:style>
    <style:style style:name="P32" style:family="paragraph" style:parent-style-name="Heading_20_1">
      <style:paragraph-properties fo:text-align="center" style:justify-single-word="false"/>
    </style:style>
    <style:style style:name="P33" style:family="paragraph" style:parent-style-name="List_20_Paragraph" style:list-style-name="WWNum37">
      <style:text-properties officeooo:paragraph-rsid="002a34a8"/>
    </style:style>
    <style:style style:name="P34" style:family="paragraph" style:parent-style-name="List_20_Paragraph" style:list-style-name="WWNum38">
      <style:text-properties officeooo:paragraph-rsid="002a34a8"/>
    </style:style>
    <style:style style:name="P35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36" style:family="paragraph" style:parent-style-name="Standard" style:list-style-name="L1">
      <style:paragraph-properties fo:margin-top="0cm" fo:margin-bottom="0cm" style:contextual-spacing="false" fo:line-height="100%"/>
      <style:text-properties officeooo:paragraph-rsid="002a34a8"/>
    </style:style>
    <style:style style:name="P3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libri" officeooo:paragraph-rsid="002a34a8" style:language-asian="ru" style:country-asian="RU"/>
    </style:style>
    <style:style style:name="T1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2" style:family="text">
      <style:text-properties style:font-name="Times New Roman" fo:font-size="16pt" fo:language="ru" fo:country="RU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fo:language="ru" fo:country="RU" officeooo:rsid="00208b85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6pt" fo:language="ru" fo:country="RU" officeooo:rsid="00217873" style:font-name-asian="Times New Roman1" style:font-size-asian="16pt" style:font-name-complex="Times New Roman1" style:font-size-complex="16pt"/>
    </style:style>
    <style:style style:name="T5" style:family="text">
      <style:text-properties style:font-name="Times New Roman" fo:font-size="16pt" fo:language="ru" fo:country="RU" officeooo:rsid="0026f29b" style:font-name-asian="Times New Roman1" style:font-size-asian="16pt" style:font-name-complex="Times New Roman1" style:font-size-complex="16pt"/>
    </style:style>
    <style:style style:name="T6" style:family="text">
      <style:text-properties style:font-name="Times New Roman" fo:font-size="16pt" fo:language="ru" fo:country="RU" officeooo:rsid="002897a6" style:font-name-asian="Times New Roman1" style:font-size-asian="16pt" style:font-name-complex="Times New Roman1" style:font-size-complex="16pt"/>
    </style:style>
    <style:style style:name="T7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8" style:family="text">
      <style:text-properties style:font-name="Times New Roman" fo:font-size="18pt" fo:font-weight="bold" officeooo:rsid="002897a6" style:font-name-asian="Times New Roman1" style:font-size-asian="18pt" style:font-weight-asian="bold" style:font-name-complex="Times New Roman1" style:font-size-complex="18pt" style:font-weight-complex="bold"/>
    </style:style>
    <style:style style:name="T9" style:family="text">
      <style:text-properties style:font-name="Times New Roman" fo:font-size="18pt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10" style:family="text">
      <style:text-properties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11" style:family="text">
      <style:text-properties style:font-name="Times New Roman" fo:font-size="18pt" fo:language="en" fo:country="US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12" style:family="text">
      <style:text-properties style:font-name="Times New Roman" fo:font-size="14pt" fo:language="ru" fo:country="RU" fo:font-weight="normal" officeooo:rsid="00220ec1" style:font-name-asian="Times New Roman1" style:font-size-asian="14pt" style:font-weight-asian="normal" style:font-name-complex="Times New Roman1" style:font-size-complex="14pt" style:font-weight-complex="normal"/>
    </style:style>
    <style:style style:name="T13" style:family="text">
      <style:text-properties style:font-name="Times New Roman" fo:font-size="14pt" fo:language="ru" fo:country="RU" fo:font-weight="normal" officeooo:rsid="002a34a8" style:font-name-asian="Times New Roman1" style:font-size-asian="14pt" style:font-weight-asian="normal" style:font-name-complex="Times New Roman1" style:font-size-complex="14pt" style:font-weight-complex="normal"/>
    </style:style>
    <style:style style:name="T14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15" style:family="text">
      <style:text-properties style:font-name="Times New Roman"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6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7" style:family="text">
      <style:text-properties style:font-name="Times New Roman" fo:font-size="14pt" style:text-underline-style="none" fo:font-weight="normal" officeooo:rsid="00220ec1" style:font-name-asian="Times New Roman1" style:font-size-asian="14pt" style:font-weight-asian="normal" style:font-name-complex="Times New Roman1" style:font-size-complex="14pt" style:font-weight-complex="normal"/>
    </style:style>
    <style:style style:name="T18" style:family="text">
      <style:text-properties style:font-name="Times New Roman" fo:font-size="10pt" fo:language="en" fo:country="US" fo:font-weight="bold" style:font-size-asian="10pt" style:font-weight-asian="bold" style:font-name-complex="Times New Roman1"/>
    </style:style>
    <style:style style:name="T19" style:family="text">
      <style:text-properties fo:color="#000000" loext:opacity="100%" style:font-name="Calibri" fo:language="ru" fo:country="RU" style:font-name-asian="Times New Roman1" style:language-asian="ru" style:country-asian="RU" style:font-name-complex="Times New Roman1"/>
    </style:style>
    <style:style style:name="T20" style:family="text">
      <style:text-properties fo:color="#000000" loext:opacity="100%" style:font-name="Calibri" fo:language="ru" fo:country="RU" fo:font-style="italic" style:font-name-asian="Times New Roman1" style:language-asian="ru" style:country-asian="RU" style:font-style-asian="italic" style:font-name-complex="Times New Roman1" style:font-style-complex="italic"/>
    </style:style>
    <style:style style:name="T21" style:family="text">
      <style:text-properties fo:color="#000000" loext:opacity="100%" style:font-name="Calibri" fo:language="ru" fo:country="RU" style:language-asian="ru" style:country-asian="RU"/>
    </style:style>
    <style:style style:name="T22" style:family="text">
      <style:text-properties fo:color="#000000" loext:opacity="100%" style:font-name="Calibri" style:language-asian="ru" style:country-asian="RU"/>
    </style:style>
    <style:style style:name="T23" style:family="text">
      <style:text-properties fo:color="#000000" loext:opacity="100%" style:font-name="Calibri" officeooo:rsid="002a34a8" style:language-asian="ru" style:country-asian="RU"/>
    </style:style>
    <style:style style:name="T24" style:family="text">
      <style:text-properties fo:color="#000000" loext:opacity="100%" style:font-name="Calibri" fo:language="en" fo:country="US" style:font-name-asian="Times New Roman1" style:language-asian="ru" style:country-asian="RU" style:font-name-complex="Times New Roman1"/>
    </style:style>
    <style:style style:name="T25" style:family="text">
      <style:text-properties fo:color="#000000" loext:opacity="100%" style:font-name="Calibri" fo:language="en" fo:country="US" style:language-asian="ru" style:country-asian="RU"/>
    </style:style>
    <style:style style:name="T26" style:family="text">
      <style:text-properties fo:color="#000000" loext:opacity="100%" style:font-name="Calibri" style:font-name-asian="Times New Roman1" style:language-asian="ru" style:country-asian="RU" style:font-name-complex="Times New Roman1"/>
    </style:style>
    <style:style style:name="T27" style:family="text">
      <style:text-properties style:language-asian="ru" style:country-asian="RU"/>
    </style:style>
    <style:style style:name="T28" style:family="text">
      <style:text-properties officeooo:rsid="000cbf54" style:language-asian="ru" style:country-asian="RU"/>
    </style:style>
    <style:style style:name="T29" style:family="text">
      <style:text-properties fo:language="en" fo:country="US" style:language-asian="ru" style:country-asian="RU"/>
    </style:style>
    <style:style style:name="T30" style:family="text">
      <style:text-properties style:use-window-font-color="true" loext:opacity="0%" officeooo:rsid="000cbf54" style:language-asian="ru" style:country-asian="RU"/>
    </style:style>
    <style:style style:name="T31" style:family="text">
      <style:text-properties fo:language="ru" fo:country="RU" style:language-asian="ru" style:country-asian="RU"/>
    </style:style>
    <style:style style:name="T32" style:family="text">
      <style:text-properties fo:font-style="italic" style:language-asian="ru" style:country-asian="RU" style:font-style-asian="italic" style:font-style-complex="italic"/>
    </style:style>
    <style:style style:name="T33" style:family="text">
      <style:text-properties officeooo:rsid="002a34a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Московский авиационный институт (национальный исследовательский университет)</text:p>
      <text:p text:style-name="P6"/>
      <text:p text:style-name="P15">Институт информационных технологий и прикладной математики </text:p>
      <text:p text:style-name="P15">«Кафедра вычислительной математики и программирования»</text:p>
      <text:p text:style-name="P8"/>
      <text:p text:style-name="P8"/>
      <text:p text:style-name="P8"/>
      <text:p text:style-name="P8"/>
      <text:p text:style-name="P8"/>
      <text:p text:style-name="P8"/>
      <text:p text:style-name="P5"><text:span text:style-name="T7">Лабораторная работа по предмету "</text:span><text:span text:style-name="T10">О</text:span><text:span text:style-name="T7">перационные системы" №</text:span><text:span text:style-name="T8">4</text:span><text:span text:style-name="T7"> </text:span></text:p>
      <text:p text:style-name="P8"/>
      <text:p text:style-name="P8"/>
      <text:p text:style-name="P8"/>
      <text:p text:style-name="P8"/>
      <text:p text:style-name="P8"/>
      <text:p text:style-name="P8"/>
      <text:p text:style-name="P17"><text:span text:style-name="T1">Студент: </text:span><text:span text:style-name="T2">Кострюков Е.</text:span><text:span text:style-name="T5">С.</text:span></text:p>
      <text:p text:style-name="P7">Преподаватель: Миронов Е.С.</text:p>
      <text:p text:style-name="P7">Группа: М8О-207Б-22</text:p>
      <text:p text:style-name="P18"><text:span text:style-name="T1">Дата:</text:span><text:span text:style-name="T2"> </text:span><text:span text:style-name="T4">2</text:span><text:span text:style-name="T6">9</text:span><text:span text:style-name="T2">.</text:span><text:span text:style-name="T4">1</text:span><text:span text:style-name="T6">2</text:span><text:span text:style-name="T2">.202</text:span><text:span text:style-name="T3">3</text:span><text:span text:style-name="T1"> </text:span></text:p>
      <text:p text:style-name="P7">Оценка: </text:p>
      <text:p text:style-name="P7">Подпись: </text:p>
      <text:p text:style-name="P9"/>
      <text:p text:style-name="P3"><text:soft-page-break/>Оглавление</text:p>
      <text:table-of-content text:style-name="Sect1" text:protected="true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6"><text:a xlink:type="simple" xlink:href="#__RefHeading__738_2004454639" text:style-name="Index_20_Link" text:visited-style-name="Index_20_Link">Цель работы<text:tab/>3</text:a></text:p>
          <text:p text:style-name="P16"><text:a xlink:type="simple" xlink:href="#__RefHeading__740_2004454639" text:style-name="Index_20_Link" text:visited-style-name="Index_20_Link">Постановка задачи<text:tab/>3</text:a></text:p>
          <text:p text:style-name="P16"><text:a xlink:type="simple" xlink:href="#__RefHeading__744_2004454639" text:style-name="Index_20_Link" text:visited-style-name="Index_20_Link">Общий алгоритм решения<text:tab/>4</text:a></text:p>
          <text:p text:style-name="P16"><text:a xlink:type="simple" xlink:href="#__RefHeading__746_2004454639" text:style-name="Index_20_Link" text:visited-style-name="Index_20_Link">Реализация<text:tab/>4</text:a></text:p>
          <text:p text:style-name="P16"><text:a xlink:type="simple" xlink:href="#__RefHeading__748_2004454639" text:style-name="Index_20_Link" text:visited-style-name="Index_20_Link">Пример работы<text:tab/>8</text:a></text:p>
          <text:p text:style-name="P16"><text:a xlink:type="simple" xlink:href="#__RefHeading__750_2004454639" text:style-name="Index_20_Link" text:visited-style-name="Index_20_Link">Вывод<text:tab/>9</text:a></text:p>
        </text:index-body>
      </text:table-of-content>
      <text:p text:style-name="P10"/>
      <text:list text:style-name="Outline">
        <text:list-item>
          <text:h text:style-name="P29" text:outline-level="1"><text:bookmark-start text:name="__RefHeading__738_2004454639"/><text:bookmark text:name="Bookmark"/>Цель работы<text:bookmark-end text:name="__RefHeading__738_2004454639"/></text:h>
        </text:list-item>
      </text:list>
      <text:p text:style-name="P14">Целью является приобретение практических навыков в:</text:p>
      <text:p text:style-name="P14"><text:s text:c="4"/>• Создании динамических библиотек;</text:p>
      <text:p text:style-name="P14"><text:s text:c="4"/>• Создании программ, которые используют функции динамических</text:p>
      <text:p text:style-name="P14">библиотек.</text:p>
      <text:list xml:id="list223753988813607" text:continue-numbering="true" text:style-name="Outline">
        <text:list-item>
          <text:h text:style-name="P30" text:outline-level="1"><text:bookmark-start text:name="__RefHeading__740_2004454639"/><text:bookmark text:name="Bookmark1"/>Постановка задачи<text:bookmark-end text:name="__RefHeading__740_2004454639"/></text:h>
        </text:list-item>
      </text:list>
      <text:p text:style-name="P22">Требуется создать динамические библиотеки, которые реализуют определенный функционал. Далее использовать данные библиотеки 2-мя способами:</text:p>
      <text:list text:style-name="WWNum37">
        <text:list-item>
          <text:p text:style-name="P33"><text:span text:style-name="T27">Во время компиляции (на этапе «линковки»/</text:span><text:span text:style-name="T29">linking</text:span><text:span text:style-name="T27">)</text:span></text:p>
        </text:list-item>
        <text:list-item>
          <text:p text:style-name="P33"><text:span text:style-name="T27">Во время исполнения программы. </text:span><text:span text:style-name="T30">Б</text:span><text:span text:style-name="T27">иблиотеки </text:span><text:span text:style-name="T28">загружаются </text:span><text:span text:style-name="T27">в память </text:span><text:span text:style-name="T28">с помощью интерфейса ОС для работы с динамическими библиотеками</text:span></text:p>
        </text:list-item>
      </text:list>
      <text:p text:style-name="P22">В конечном итоге, в лабораторной работе необходимо получить следующие части:</text:p>
      <text:list text:style-name="WWNum38">
        <text:list-item>
          <text:p text:style-name="P34"><text:span text:style-name="T27">Динамическ</text:span><text:span text:style-name="T31">ие</text:span><text:span text:style-name="T27"> библиотеки, реализующие контракты, которые заданы вариантом;</text:span></text:p>
        </text:list-item>
        <text:list-item>
          <text:p text:style-name="P34"><text:span text:style-name="T27">Тестовая программа (</text:span><text:span text:style-name="T32">программа №1</text:span><text:span text:style-name="T27">), которая используют одну из библиотек, используя знания полученные на этапе компиляции;</text:span></text:p>
        </text:list-item>
        <text:list-item>
          <text:p text:style-name="P34"><text:span text:style-name="T27">Тестовая программа (</text:span><text:span text:style-name="T32">программа №2</text:span><text:span text:style-name="T27">), которая загружает библиотеки, используя только их местоположение и контракты.</text:span></text:p>
        </text:list-item>
      </text:list>
      <text:p text:style-name="P4">Провести анализ двух типов использования библиотек.</text:p>
      <text:p text:style-name="P4"/>
      <text:p text:style-name="P4">Пользовательский ввод для обоих программ должен быть организован следующим образом:</text:p>
      <text:list text:style-name="L1">
        <text:list-item>
          <text:p text:style-name="P36"><text:span text:style-name="T26">Если пользователь вводит команду «0», то </text:span><text:span text:style-name="T19">программа</text:span><text:span text:style-name="T26"> переключает одну реализацию контрактов на другую </text:span><text:span text:style-name="T24">(н</text:span><text:span text:style-name="T19">еобходимо только для </text:span><text:span text:style-name="T20">программы №2</text:span><text:span text:style-name="T19">). Можно реализовать лабораторную работу без данной функции, но максимальная оценка в этом случае будет «хорошо»;</text:span></text:p>
        </text:list-item>
        <text:list-item>
          <text:p text:style-name="P36"><text:span text:style-name="T26">«1 </text:span><text:span text:style-name="T24">arg1 arg2 </text:span><text:span text:style-name="T19">… </text:span><text:span text:style-name="T24">argN», </text:span><text:span text:style-name="T19">где после «1» идут аргументы для первой функции, предусмотренной контрактами. После ввода команды происходит вызов первой функции, и на экране появляется результат её выполнения;</text:span></text:p>
        </text:list-item>
        <text:list-item>
          <text:p text:style-name="P36"><text:span text:style-name="T22">«2 </text:span><text:span text:style-name="T25">arg1 arg2 </text:span><text:span text:style-name="T22">… </text:span><text:span text:style-name="T25">arg</text:span><text:span text:style-name="T22">M</text:span><text:span text:style-name="T25">», </text:span><text:span text:style-name="T22">где после «</text:span><text:span text:style-name="T25">2</text:span><text:span text:style-name="T22">» идут аргументы для второй функции, предусмотренной контрактами. После ввода команды происходит вызов второй функции, и на экране появляется результат её выполнения.</text:span></text:p>
        </text:list-item>
      </text:list>
      <text:p text:style-name="P21"><text:span text:style-name="T22"/></text:p>
      <text:p text:style-name="P23"><text:span text:style-name="T22">Вариант </text:span><text:span text:style-name="T23">24</text:span><text:span text:style-name="T22">:</text:span></text:p>
      <text:p text:style-name="P21"><text:span text:style-name="T22"><text:s text:c="4"/>• Подсчёт наибольшего общего делителя для </text:span><text:span text:style-name="T21">двух натуральных чисел</text:span><text:span text:style-name="T22">;</text:span></text:p>
      <text:p text:style-name="P37"><text:s text:c="4"/>• Подсчет площади плоской геометрической фигуры по двум сторонам.</text:p>
      <text:list text:continue-list="list223753988813607" text:style-name="Outline">
        <text:list-item>
          <text:h text:style-name="P30" text:outline-level="1"><text:bookmark-start text:name="__RefHeading__744_2004454639"/><text:bookmark text:name="Bookmark3"/><text:soft-page-break/>Общий алгоритм решения<text:bookmark-end text:name="__RefHeading__744_2004454639"/></text:h>
        </text:list-item>
      </text:list>
      <text:p text:style-name="P24">В этой<text:span text:style-name="T17"> лабораторной работе есть три файла, которые можно запустить: два из них содержат разные версии статических библиотек, а третий содержит динамические библиотеки. При использовании статической библиотеки мы подключаем её на этапе компиляции и взаимодействуем с ней практически так же, как с другими библиотеками. При использовании динамической библиотеки используются возможности языка программирования, чтобы получить доступ к функциям из этой библиотеки. У нас есть общий заголовочный файл и два файла с библиотеками, каждый из которых представляет разные реализации двух функций. В программе, которая использует динамические библиотеки, есть переменная, которая определяет, какая библиотека должна быть подключена в текущий момент. Мы можем изменять используемые динамические библиотеки на основе команд, вводимых пользователем.</text:span></text:p>
      <text:list text:continue-numbering="true" text:style-name="Outline">
        <text:list-item>
          <text:h text:style-name="P30" text:outline-level="1"><text:bookmark-start text:name="__RefHeading__746_2004454639"/><text:bookmark text:name="Bookmark4"/>Реализация<text:bookmark-end text:name="__RefHeading__746_2004454639"/></text:h>
        </text:list-item>
      </text:list>
      <text:p text:style-name="P13">lib.h</text:p>
      <text:p text:style-name="P19"><text:span text:style-name="T14">-----------------------------------------------------------<text:line-break/></text:span><text:span text:style-name="T15">#pragma once</text:span></text:p>
      <text:p text:style-name="P27">#include &lt;stdio.h&gt;</text:p>
      <text:p text:style-name="P20"><text:span text:style-name="T16"/></text:p>
      <text:p text:style-name="P27">int GCF(int A, int B);</text:p>
      <text:p text:style-name="P20"><text:span text:style-name="T16"/></text:p>
      <text:p text:style-name="P19"><text:span text:style-name="T15">float Square(float A, float B);</text:span><text:span text:style-name="T14"><text:line-break/>-----------------------------------------------------------</text:span></text:p>
      <text:p text:style-name="P11"><text:span text:style-name="T33">lib_first</text:span>.c</text:p>
      <text:p text:style-name="P19"><text:span text:style-name="T14">-----------------------------------------------------------<text:line-break/></text:span><text:span text:style-name="T15">#include "lib.h"</text:span></text:p>
      <text:p text:style-name="P20"><text:span text:style-name="T16"/></text:p>
      <text:p text:style-name="P27">int GCF(int A, int B) {</text:p>
      <text:p text:style-name="P27"><text:s text:c="4"/>if (B == 0)</text:p>
      <text:p text:style-name="P27"><text:s text:c="8"/>return A;</text:p>
      <text:p text:style-name="P27"><text:tab/>else</text:p>
      <text:p text:style-name="P27"><text:s text:c="8"/>return GCF(B, A % B);</text:p>
      <text:p text:style-name="P27">}</text:p>
      <text:p text:style-name="P20"><text:span text:style-name="T16"/></text:p>
      <text:p text:style-name="P20"><text:soft-page-break/><text:span text:style-name="T16">float Square(float A, float B) {</text:span></text:p>
      <text:p text:style-name="P27"><text:s text:c="4"/>if (A &lt;= 0 || B &lt;= 0) {</text:p>
      <text:p text:style-name="P27"><text:s text:c="8"/>printf("Ошибка: стороны должны быть положительными числами.\n");</text:p>
      <text:p text:style-name="P27"><text:s text:c="8"/>return -1;</text:p>
      <text:p text:style-name="P27"><text:s text:c="4"/>}</text:p>
      <text:p text:style-name="P27"><text:s text:c="4"/></text:p>
      <text:p text:style-name="P27"><text:s text:c="4"/>float area = A * B;</text:p>
      <text:p text:style-name="P27"><text:s text:c="4"/>return area;</text:p>
      <text:p text:style-name="P19"><text:span text:style-name="T15">}</text:span><text:span text:style-name="T14"><text:line-break/>-----------------------------------------------------------</text:span></text:p>
      <text:p text:style-name="P12"><text:span text:style-name="T33">lib_second</text:span>.c</text:p>
      <text:p text:style-name="P19"><text:span text:style-name="T14">-----------------------------------------------------------<text:line-break/></text:span><text:span text:style-name="T15">#include "lib.h"</text:span></text:p>
      <text:p text:style-name="P20"><text:span text:style-name="T16"/></text:p>
      <text:p text:style-name="P27">int GCF(int A, int B) {</text:p>
      <text:p text:style-name="P27"><text:s text:c="4"/>int gcf = 1;</text:p>
      <text:p text:style-name="P27"><text:s text:c="4"/>for (int i = 1; i &lt;= A &amp;&amp; i &lt;= B; ++i) {</text:p>
      <text:p text:style-name="P27"><text:s text:c="8"/>if (A % i == 0 &amp;&amp; B % i == 0)</text:p>
      <text:p text:style-name="P27"><text:s text:c="12"/>gcf = i;</text:p>
      <text:p text:style-name="P27"><text:s text:c="4"/>}</text:p>
      <text:p text:style-name="P20"><text:span text:style-name="T16"/></text:p>
      <text:p text:style-name="P27"><text:s text:c="4"/>return gcf;</text:p>
      <text:p text:style-name="P27">}</text:p>
      <text:p text:style-name="P20"><text:span text:style-name="T16"/></text:p>
      <text:p text:style-name="P27">float Square(float A, float B) {</text:p>
      <text:p text:style-name="P27"><text:s text:c="4"/>if (A &lt;= 0 || B &lt;= 0) {</text:p>
      <text:p text:style-name="P27"><text:s text:c="8"/>printf("Ошибка: стороны должны быть положительными числами.\n");</text:p>
      <text:p text:style-name="P27"><text:s text:c="8"/>return -1;</text:p>
      <text:p text:style-name="P27"><text:s text:c="4"/>}</text:p>
      <text:p text:style-name="P27"><text:s text:c="4"/></text:p>
      <text:p text:style-name="P27"><text:s text:c="4"/>float area = 0.5 * A * B;</text:p>
      <text:p text:style-name="P27"><text:s text:c="4"/>return area;</text:p>
      <text:p text:style-name="P19"><text:span text:style-name="T15">}</text:span><text:span text:style-name="T14"><text:line-break/>-----------------------------------------------------------</text:span></text:p>
      <text:p text:style-name="P12"><text:span text:style-name="T33">static_lib</text:span>.c</text:p>
      <text:p text:style-name="P19"><text:span text:style-name="T14">-----------------------------------------------------------<text:line-break/></text:span><text:span text:style-name="T15">#include "lib.h"</text:span></text:p>
      <text:p text:style-name="P27">#include &lt;stdio.h&gt;</text:p>
      <text:p text:style-name="P20"><text:span text:style-name="T16"/></text:p>
      <text:p text:style-name="P27">int main() {</text:p>
      <text:p text:style-name="P27"><text:s text:c="4"/>int command;</text:p>
      <text:p text:style-name="P20"><text:soft-page-break/><text:span text:style-name="T16"/></text:p>
      <text:p text:style-name="P27"><text:s text:c="4"/>while (scanf("%d", &amp;command) != EOF) {</text:p>
      <text:p text:style-name="P27"><text:s text:c="8"/>if (command == 1) {</text:p>
      <text:p text:style-name="P27"><text:s text:c="12"/>int first_number, second_number;</text:p>
      <text:p text:style-name="P27"><text:s text:c="12"/>printf("Enter 2 numbers for searching GCF: ");</text:p>
      <text:p text:style-name="P27"><text:s text:c="12"/>scanf("%d %d", &amp;first_number, &amp;second_number);</text:p>
      <text:p text:style-name="P27"><text:s text:c="12"/>printf("The result of the first function: %d\n", GCF(first_number, second_number));</text:p>
      <text:p text:style-name="P27"><text:s text:c="8"/>} else if (command == 2) {</text:p>
      <text:p text:style-name="P27"><text:s text:c="12"/>float length, width;</text:p>
      <text:p text:style-name="P27"><text:s text:c="12"/>printf("Enter the length and width of the shape: ");</text:p>
      <text:p text:style-name="P27"><text:s text:c="12"/>scanf("%f %f", &amp;length, &amp;width);</text:p>
      <text:p text:style-name="P27"><text:s text:c="12"/>printf("The area of the figure: %f\n", Square(length, width));</text:p>
      <text:p text:style-name="P27"><text:s text:c="8"/>} else if (command == -1) {</text:p>
      <text:p text:style-name="P27"><text:s text:c="12"/>printf("The program is completed.\n");</text:p>
      <text:p text:style-name="P27"><text:s text:c="12"/>break;</text:p>
      <text:p text:style-name="P27"><text:s text:c="8"/>} else {</text:p>
      <text:p text:style-name="P27"><text:s text:c="12"/>printf("You entered the wrong command.\n");</text:p>
      <text:p text:style-name="P27"><text:s text:c="8"/>}</text:p>
      <text:p text:style-name="P27"><text:s text:c="4"/>}</text:p>
      <text:p text:style-name="P20"><text:span text:style-name="T16"/></text:p>
      <text:p text:style-name="P27"><text:s text:c="4"/>return 0;</text:p>
      <text:p text:style-name="P19"><text:span text:style-name="T15">}</text:span><text:span text:style-name="T14"><text:line-break/>-----------------------------------------------------------</text:span></text:p>
      <text:p text:style-name="P12"><text:span text:style-name="T33">dynamic_lib</text:span>.c</text:p>
      <text:p text:style-name="P19"><text:span text:style-name="T14">-----------------------------------------------------------<text:line-break/></text:span><text:span text:style-name="T15">#include &lt;stdio.h&gt;</text:span></text:p>
      <text:p text:style-name="P27">#include &lt;stdbool.h&gt;</text:p>
      <text:p text:style-name="P27">#include &lt;stdlib.h&gt;</text:p>
      <text:p text:style-name="P27">#include &lt;dlfcn.h&gt;</text:p>
      <text:p text:style-name="P20"><text:span text:style-name="T16"/></text:p>
      <text:p text:style-name="P27">const char* FIRST_LIBRARY_PATH = "trash/liblib_first.so";</text:p>
      <text:p text:style-name="P27">const char* SECOND_LIBRARY_PATH = "trash/liblib_second.so";</text:p>
      <text:p text:style-name="P20"><text:span text:style-name="T16"/></text:p>
      <text:p text:style-name="P27">void* library_descriptor = NULL;</text:p>
      <text:p text:style-name="P27">int current_library = 1;</text:p>
      <text:p text:style-name="P20"><text:span text:style-name="T16"/></text:p>
      <text:p text:style-name="P27">int (* GCF_func)(int A, int B) = NULL;</text:p>
      <text:p text:style-name="P27">float (* Square_func)(float A, float B) = NULL;</text:p>
      <text:p text:style-name="P20"><text:span text:style-name="T16"/></text:p>
      <text:p text:style-name="P27">// Обработка ошибок</text:p>
      <text:p text:style-name="P20"><text:soft-page-break/><text:span text:style-name="T16">void error_processing(bool exception, char* bug_report) {</text:span></text:p>
      <text:p text:style-name="P27"><text:s text:c="4"/>if (exception) {</text:p>
      <text:p text:style-name="P27"><text:s text:c="8"/>fprintf(stderr, "%s", bug_report);</text:p>
      <text:p text:style-name="P27"><text:s text:c="8"/>exit(-1);</text:p>
      <text:p text:style-name="P27"><text:s text:c="4"/>}</text:p>
      <text:p text:style-name="P27">}</text:p>
      <text:p text:style-name="P20"><text:span text:style-name="T16"/></text:p>
      <text:p text:style-name="P27">void open_library(const char* path_to_library) {</text:p>
      <text:p text:style-name="P27"><text:s text:c="4"/>if (library_descriptor != NULL) { // Закрываем открытую библиотеку</text:p>
      <text:p text:style-name="P27"><text:s text:c="8"/>dlclose(library_descriptor);</text:p>
      <text:p text:style-name="P27"><text:s text:c="4"/>}</text:p>
      <text:p text:style-name="P20"><text:span text:style-name="T16"/></text:p>
      <text:p text:style-name="P27"><text:s text:c="4"/>library_descriptor = dlopen(path_to_library, RTLD_LAZY);</text:p>
      <text:p text:style-name="P27"><text:s text:c="4"/>error_processing(library_descriptor == NULL, "Library opening error\n");</text:p>
      <text:p text:style-name="P20"><text:span text:style-name="T16"/></text:p>
      <text:p text:style-name="P27"><text:s text:c="4"/>// Указатели на функции</text:p>
      <text:p text:style-name="P27"><text:s text:c="4"/>GCF_func = dlsym(library_descriptor, "GCF");</text:p>
      <text:p text:style-name="P27"><text:s text:c="4"/>error_processing(GCF_func == NULL, "Error in finding the method GCF\n");</text:p>
      <text:p text:style-name="P20"><text:span text:style-name="T16"/></text:p>
      <text:p text:style-name="P27"><text:s text:c="4"/>Square_func = dlsym(library_descriptor, "Square");</text:p>
      <text:p text:style-name="P27"><text:s text:c="4"/>error_processing(Square_func == NULL, "Error in finding the method Square\n");</text:p>
      <text:p text:style-name="P27">}</text:p>
      <text:p text:style-name="P20"><text:span text:style-name="T16"/></text:p>
      <text:p text:style-name="P27">void swap_library() {</text:p>
      <text:p text:style-name="P27"><text:s text:c="4"/>if (current_library == 1) {</text:p>
      <text:p text:style-name="P27"><text:s text:c="8"/>open_library(SECOND_LIBRARY_PATH);</text:p>
      <text:p text:style-name="P27"><text:s text:c="8"/>current_library = 2;</text:p>
      <text:p text:style-name="P27"><text:s text:c="4"/>} else {</text:p>
      <text:p text:style-name="P27"><text:s text:c="8"/>open_library(FIRST_LIBRARY_PATH);</text:p>
      <text:p text:style-name="P27"><text:s text:c="8"/>current_library = 1;</text:p>
      <text:p text:style-name="P27"><text:s text:c="4"/>}</text:p>
      <text:p text:style-name="P20"><text:span text:style-name="T16"/></text:p>
      <text:p text:style-name="P27"><text:s text:c="4"/>printf("Current library is %d\n", current_library);</text:p>
      <text:p text:style-name="P27">}</text:p>
      <text:p text:style-name="P20"><text:span text:style-name="T16"/></text:p>
      <text:p text:style-name="P27">int main() {</text:p>
      <text:p text:style-name="P27"><text:s text:c="4"/>open_library(FIRST_LIBRARY_PATH);</text:p>
      <text:p text:style-name="P27"><text:s text:c="4"/>int command;</text:p>
      <text:p text:style-name="P20"><text:span text:style-name="T16"/></text:p>
      <text:p text:style-name="P27"><text:s text:c="4"/>while (scanf("%d", &amp;command) != EOF) {</text:p>
      <text:p text:style-name="P27"><text:s text:c="8"/>if (command == 0) {</text:p>
      <text:p text:style-name="P20"><text:soft-page-break/><text:span text:style-name="T16"><text:s text:c="12"/>swap_library();</text:span></text:p>
      <text:p text:style-name="P27"><text:s text:c="8"/>} else if (command == 1) {</text:p>
      <text:p text:style-name="P27"><text:s text:c="12"/>int first_number, second_number;</text:p>
      <text:p text:style-name="P27"><text:s text:c="12"/>printf("Enter 2 numbers for searching GCF: ");</text:p>
      <text:p text:style-name="P27"><text:s text:c="12"/>scanf("%d %d", &amp;first_number, &amp;second_number);</text:p>
      <text:p text:style-name="P27"><text:s text:c="12"/>printf("The result of the first function: %d\n", (*GCF_func)(first_number, second_number));</text:p>
      <text:p text:style-name="P27"><text:s text:c="8"/>} else if (command == 2) {</text:p>
      <text:p text:style-name="P27"><text:s text:c="11"/>float length, width;</text:p>
      <text:p text:style-name="P27"><text:s text:c="12"/>printf("Enter the length and width of the shape: ");</text:p>
      <text:p text:style-name="P27"><text:s text:c="12"/>scanf("%f %f", &amp;length, &amp;width);</text:p>
      <text:p text:style-name="P27"><text:s text:c="12"/>printf("The area of the figure: %f\n", (*Square_func)(length, width));</text:p>
      <text:p text:style-name="P27"><text:s text:c="8"/>} else if (command == -1) {</text:p>
      <text:p text:style-name="P27"><text:s text:c="12"/>printf("The program is completed.\n");</text:p>
      <text:p text:style-name="P27"><text:s text:c="12"/>break;</text:p>
      <text:p text:style-name="P27"><text:s text:c="8"/>} else</text:p>
      <text:p text:style-name="P27"><text:s text:c="12"/>printf("You entered the wrong command.\n");</text:p>
      <text:p text:style-name="P27"><text:s text:c="4"/>}</text:p>
      <text:p text:style-name="P20"><text:span text:style-name="T16"/></text:p>
      <text:p text:style-name="P27"><text:s text:c="4"/>dlclose(library_descriptor);</text:p>
      <text:p text:style-name="P27"><text:s text:c="4"/>return 0;</text:p>
      <text:p text:style-name="P19"><text:span text:style-name="T15">}</text:span><text:span text:style-name="T14"><text:line-break/>-----------------------------------------------------------</text:span></text:p>
      <text:list text:continue-numbering="true" text:style-name="Outline">
        <text:list-item>
          <text:h text:style-name="P32" text:outline-level="1"><text:bookmark-start text:name="__RefHeading__748_2004454639"/><text:bookmark text:name="Bookmark5"/><text:span text:style-name="T9">Пример</text:span><text:span text:style-name="T11"> </text:span><text:span text:style-name="T9">работы</text:span><text:bookmark-end text:name="__RefHeading__748_2004454639"/></text:h>
        </text:list-item>
      </text:list>
      <text:p text:style-name="P25">Test 1.</text:p>
      <text:p text:style-name="Standard">—————————————————————————————</text:p>
      <text:p text:style-name="Standard">./static_lib_first</text:p>
      <text:p text:style-name="Standard">1</text:p>
      <text:p text:style-name="Standard">Enter 2 numbers for searching GCF: 12 16</text:p>
      <text:p text:style-name="Standard">The result of the first function: 4</text:p>
      <text:p text:style-name="Standard">2</text:p>
      <text:p text:style-name="Standard">Enter the length and width of the shape: 15.5 37.0</text:p>
      <text:p text:style-name="Standard">The area of the figure: 573.500000</text:p>
      <text:p text:style-name="Standard">4</text:p>
      <text:p text:style-name="Standard">You entered the wrong command.</text:p>
      <text:p text:style-name="Standard"><text:soft-page-break/>-1</text:p>
      <text:p text:style-name="Standard">The program is completed.</text:p>
      <text:p text:style-name="Standard">—————————————————————————————</text:p>
      <text:p text:style-name="P25">Test 2.</text:p>
      <text:p text:style-name="Standard">—————————————————————————————</text:p>
      <text:p text:style-name="Standard">./dynamic_lib</text:p>
      <text:p text:style-name="Standard">1</text:p>
      <text:p text:style-name="Standard">Enter 2 numbers for searching GCF: 111 148</text:p>
      <text:p text:style-name="Standard">The result of the first function: 37</text:p>
      <text:p text:style-name="Standard">0</text:p>
      <text:p text:style-name="Standard">Current library is 2</text:p>
      <text:p text:style-name="Standard">1</text:p>
      <text:p text:style-name="Standard">Enter 2 numbers for searching GCF: 111 148</text:p>
      <text:p text:style-name="Standard">The result of the first function: 37</text:p>
      <text:p text:style-name="Standard">2</text:p>
      <text:p text:style-name="Standard">Enter the length and width of the shape: 156 13</text:p>
      <text:p text:style-name="Standard">The area of the figure: 1014.000000</text:p>
      <text:p text:style-name="Standard">-1</text:p>
      <text:p text:style-name="Standard">The program is completed.</text:p>
      <text:p text:style-name="Standard">—————————————————————————————</text:p>
      <text:p text:style-name="Standard"><text:span text:style-name="T18"/></text:p>
      <text:list text:continue-numbering="true" text:style-name="Outline">
        <text:list-item>
          <text:h text:style-name="P31" text:outline-level="1"><text:bookmark-start text:name="__RefHeading__750_2004454639"/><text:bookmark text:name="Bookmark6"/>Вывод<text:bookmark-end text:name="__RefHeading__750_2004454639"/></text:h>
        </text:list-item>
      </text:list>
      <text:p text:style-name="P26"><text:span text:style-name="T12">В процессе работы я </text:span><text:span text:style-name="T13">п</text:span><text:span text:style-name="T12">ознакомился с двумя видами библиотек - статическими и динамическими. Они различаются основным образом в способе компиляции. Статическая библиотека включает весь ее код непосредственно в исполняемый файл при компиляции. Это значит, что такую библиотеку проще передавать и использовать.</text:span></text:p>
      <text:p text:style-name="P26"><text:span text:style-name="T12">В случае динамической библиотеки в коде программы присутствует только ссылка на библиотеку. Это означает, что такую библиотеку сложнее передавать, но зато проще вносить изменения. В случае динамической библиотеки не требуется перекомпилировать исходные файлы программы для внесения </text:span><text:soft-page-break/><text:span text:style-name="T12">изменений, так как библиотека подгружается по ссылке, и все изменения становятся доступными во время выполнения программы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style:contextual-spacing="false" fo:line-height="105%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style:contextual-spacing="false"/>
    </style:style>
    <style:style style:name="List" style:family="paragraph" style:parent-style-name="Text_20_body" style:default-outline-level="" style:list-style-name="" style:class="list">
      <style:text-properties style:font-name-complex="Lohit Devanagari" style:font-family-complex="'Lohit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99cm" fo:margin-bottom="0.199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style:contextual-spacing="false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style:contextual-spacing="false" fo:text-align="start" style:justify-single-word="false" fo:keep-together="always" fo:keep-with-next="always"/>
      <style:text-properties fo:color="#666666" loext:opacity="100%" fo:font-size="15pt" fo:font-style="italic" style:font-size-asian="15pt" style:font-style-asian="italic" style:font-size-complex="15pt" style:font-style-complex="italic"/>
    </style:style>
    <style:style style:name="caption" style:family="paragraph" style:parent-style-name="Standard" style:default-outline-level="" style:list-style-name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Title" style:default-outline-level="" style:list-style-name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 style:list-style-name=""/>
    <style:style style:name="Contents_20_1" style:display-name="Contents 1" style:family="paragraph" style:parent-style-name="index_20_heading" style:default-outline-level="" style:list-style-name="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Верхний_20_и_20_нижний_20_колонтитулы" style:display-name="Верхний и нижний колонтитулы" style:family="paragraph" style:parent-style-name="Standard" style:default-outline-level="" style:list-style-name="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Верхний_20_и_20_нижний_20_колонтитулы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size-asian="11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7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0.84cm" fo:margin-left="1.905cm" fo:margin-right="1.199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61cm" fo:margin-left="0cm" fo:margin-right="0cm" fo:margin-top="0.7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  <style:footer-left>
        <text:p text:style-name="MP1"><text:page-number text:select-page="current">10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>Москва 2023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</meta:initial-creator>
    <meta:editing-cycles>23</meta:editing-cycles>
    <meta:creation-date>2022-10-30T13:40:00</meta:creation-date>
    <dc:date>2023-12-27T22:37:52.673862492</dc:date>
    <dc:language>ru-RU</dc:language>
    <meta:editing-duration>PT2H20M49S</meta:editing-duration>
    <meta:generator>LibreOffice/7.6.4.1$Linux_X86_64 LibreOffice_project/60$Build-1</meta:generator>
    <meta:document-statistic meta:table-count="0" meta:image-count="0" meta:object-count="0" meta:page-count="10" meta:paragraph-count="210" meta:word-count="1123" meta:character-count="9094" meta:non-whitespace-character-count="7522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